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88cm" fo:min-width="2.68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26cm" fo:min-width="1.976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376cm" fo:min-width="2.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2cm" svg:x="5.25cm" svg:y="19.5cm">
          <text:p text:style-name="P1">Projek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1.25cm" svg:y="19.6cm">
          <text:p text:style-name="P1">Arbeitsze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8.5cm" svg:y="6.25cm">
          <text:p text:style-name="P1">Mitarbeit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1.75cm" svg:x="1.75cm" svg:y="6.4cm">
          <text:p text:style-name="P3"><text:span text:style-name="T1">Mitarbei-ter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14.85cm" svg:y="7.3cm">
          <text:p text:style-name="P1">Nach-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1cm" svg:y="17.55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1cm" svg:y="24.3cm">
          <text:p text:style-name="P1">Kun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5cm" svg:height="1.75cm" svg:x="4.75cm" svg:y="15.8cm">
          <text:p text:style-name="P3"><text:span text:style-name="T1">Projekt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5cm" svg:height="1.75cm" svg:x="11.5cm" svg:y="15.9cm">
          <text:p text:style-name="P3"><text:span text:style-name="T1">Projekt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5cm" svg:height="1.75cm" svg:x="15.5cm" svg:y="17.4cm">
          <text:p text:style-name="P3"><text:span text:style-name="T1">Mitarbei-ter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5cm" svg:height="1.75cm" svg:x="11.45cm" svg:y="25.95cm">
          <text:p text:style-name="P3"><text:span text:style-name="T1">Dat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15.5cm" svg:y="21.9cm">
          <text:p text:style-name="P1">Dauer <text:s/>(in h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5cm" svg:height="1.75cm" svg:x="4.7cm" svg:y="25.9cm">
          <text:p text:style-name="P1">Prioritä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7cm" svg:y1="17.55cm" svg:x2="7cm" svg:y2="19.55cm">
          <text:p/>
        </draw:line>
        <draw:line draw:style-name="gr3" draw:text-style-name="P6" draw:layer="layout" svg:x1="13.8cm" svg:y1="17.65cm" svg:x2="13.8cm" svg:y2="19.65cm">
          <text:p/>
        </draw:line>
        <draw:line draw:style-name="gr3" draw:text-style-name="P6" draw:layer="layout" svg:x1="7cm" svg:y1="21.45cm" svg:x2="7cm" svg:y2="25.8cm">
          <text:p/>
        </draw:line>
        <draw:line draw:style-name="gr3" draw:text-style-name="P6" draw:layer="layout" svg:x1="13.7cm" svg:y1="21.55cm" svg:x2="13.7cm" svg:y2="25.9cm">
          <text:p/>
        </draw:line>
        <draw:line draw:style-name="gr3" draw:text-style-name="P6" draw:layer="layout" svg:x1="3cm" svg:y1="20.55cm" svg:x2="5.3cm" svg:y2="20.55cm">
          <text:p/>
        </draw:line>
        <draw:line draw:style-name="gr3" draw:text-style-name="P6" draw:layer="layout" svg:x1="15.25cm" svg:y1="20.75cm" svg:x2="17.75cm" svg:y2="20.75cm">
          <text:p/>
        </draw:line>
        <draw:line draw:style-name="gr3" draw:text-style-name="P6" draw:layer="layout" svg:x1="17.75cm" svg:y1="19.2cm" svg:x2="17.75cm" svg:y2="20.7cm">
          <text:p/>
        </draw:line>
        <draw:line draw:style-name="gr3" draw:text-style-name="P6" draw:layer="layout" svg:x1="3cm" svg:y1="19.3cm" svg:x2="3cm" svg:y2="20.55cm">
          <text:p/>
        </draw:line>
        <draw:line draw:style-name="gr3" draw:text-style-name="P6" draw:layer="layout" svg:x1="14.3cm" svg:y1="22.75cm" svg:x2="15.55cm" svg:y2="22.75cm">
          <text:p/>
        </draw:line>
        <draw:line draw:style-name="gr3" draw:text-style-name="P6" draw:layer="layout" svg:x1="5.5cm" svg:y1="25.15cm" svg:x2="6.75cm" svg:y2="25.15cm">
          <text:p/>
        </draw:line>
        <draw:line draw:style-name="gr3" draw:text-style-name="P6" draw:layer="layout" svg:x1="6.8cm" svg:y1="21.55cm" svg:x2="6.75cm" svg:y2="25.15cm">
          <text:p/>
        </draw:line>
        <draw:line draw:style-name="gr3" draw:text-style-name="P6" draw:layer="layout" svg:x1="14.3cm" svg:y1="21.65cm" svg:x2="14.3cm" svg:y2="22.75cm">
          <text:p/>
        </draw:line>
        <draw:line draw:style-name="gr3" draw:text-style-name="P6" draw:layer="layout" svg:x1="6.2cm" svg:y1="7.35cm" svg:x2="8.5cm" svg:y2="7.35cm">
          <text:p/>
        </draw:line>
        <draw:line draw:style-name="gr3" draw:text-style-name="P6" draw:layer="layout" svg:x1="12.5cm" svg:y1="8.15cm" svg:x2="14.8cm" svg:y2="8.15cm">
          <text:p/>
        </draw:line>
        <draw:custom-shape draw:style-name="gr4" draw:text-style-name="P2" draw:layer="layout" svg:width="4.951cm" svg:height="4.551cm" svg:x="5cm" svg:y="9.85cm">
          <text:p text:style-name="P1">Arbei-tet 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5.4cm" svg:height="5.25cm" svg:x="7.5cm" svg:y="21.5cm">
          <text:p text:style-name="P1">An Projekt wird gear-beit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4.951cm" svg:height="4.551cm" svg:x="10.9cm" svg:y="9.85cm">
          <text:p text:style-name="P1">Arbei-tet da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11cm" svg:y1="14.5cm" svg:x2="11cm" svg:y2="20.75cm">
          <text:p/>
        </draw:line>
        <draw:line draw:style-name="gr3" draw:text-style-name="P6" draw:layer="layout" svg:x1="13.325cm" svg:y1="8.245cm" svg:x2="13.325cm" svg:y2="9.904cm">
          <text:p/>
        </draw:line>
        <draw:line draw:style-name="gr3" draw:text-style-name="P6" draw:layer="layout" svg:x1="7.525cm" svg:y1="8.245cm" svg:x2="7.525cm" svg:y2="9.904cm">
          <text:p/>
        </draw:line>
        <draw:line draw:style-name="gr3" draw:text-style-name="P6" draw:layer="layout" svg:x1="7.5cm" svg:y1="8.25cm" svg:x2="8.5cm" svg:y2="8.25cm">
          <text:p/>
        </draw:line>
        <draw:line draw:style-name="gr3" draw:text-style-name="P6" draw:layer="layout" svg:x1="12.5cm" svg:y1="8.25cm" svg:x2="13.3cm" svg:y2="8.25cm">
          <text:p/>
        </draw:line>
        <draw:line draw:style-name="gr3" draw:text-style-name="P6" draw:layer="layout" svg:x1="10.733cm" svg:y1="22.05cm" svg:x2="11.267cm" svg:y2="21.516cm">
          <text:p/>
        </draw:line>
        <draw:line draw:style-name="gr3" draw:text-style-name="P6" draw:layer="layout" svg:x1="9.75cm" svg:y1="22cm" svg:x2="9.25cm" svg:y2="21.5cm">
          <text:p/>
        </draw:line>
        <draw:frame draw:style-name="gr6" draw:text-style-name="P7" draw:layer="layout" svg:width="1cm" svg:height="0.962cm" svg:x="6.75cm" svg:y="8.288cm">
          <draw:text-box>
            <text:p>n</text:p>
          </draw:text-box>
        </draw:frame>
        <draw:frame draw:style-name="gr7" draw:text-style-name="P7" draw:layer="layout" svg:width="1.353cm" svg:height="1.673cm" svg:x="13.147cm" svg:y="8.538cm">
          <draw:text-box>
            <text:p>n</text:p>
          </draw:text-box>
        </draw:frame>
        <draw:frame draw:style-name="gr8" draw:text-style-name="P7" draw:layer="layout" svg:width="1.031cm" svg:height="0.962cm" svg:x="8.969cm" svg:y="15.1cm">
          <draw:text-box>
            <text:p>n</text:p>
          </draw:text-box>
        </draw:frame>
        <draw:frame draw:style-name="gr9" draw:text-style-name="P7" draw:layer="layout" svg:width="0.853cm" svg:height="0.962cm" svg:x="10.897cm" svg:y="15.138cm">
          <draw:text-box>
            <text:p>n</text:p>
          </draw:text-box>
        </draw:frame>
        <draw:frame draw:style-name="gr9" draw:text-style-name="P7" draw:layer="layout" svg:width="0.853cm" svg:height="0.962cm" svg:x="10.75cm" svg:y="21.5cm">
          <draw:text-box>
            <text:p>n</text:p>
          </draw:text-box>
        </draw:frame>
        <draw:frame draw:style-name="gr7" draw:text-style-name="P7" draw:layer="layout" svg:width="1.6cm" svg:height="1.673cm" svg:x="8.75cm" svg:y="21.5cm">
          <draw:text-box>
            <text:p>1</text:p>
          </draw:text-box>
        </draw:frame>
        <draw:custom-shape draw:style-name="gr2" draw:text-style-name="P5" draw:layer="layout" svg:width="4.5cm" svg:height="1.75cm" svg:x="14.851cm" svg:y="5.401cm">
          <text:p text:style-name="P1">Vor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2.501cm" svg:y1="6.251cm" svg:x2="14.801cm" svg:y2="6.251cm">
          <text:p/>
        </draw:line>
        <draw:line draw:style-name="gr3" draw:text-style-name="P6" draw:layer="layout" svg:x1="10cm" svg:y1="14.5cm" svg:x2="10cm" svg:y2="20.751cm">
          <text:p/>
        </draw:line>
        <draw:line draw:style-name="gr3" draw:text-style-name="P6" draw:layer="layout" svg:x1="10.95cm" svg:y1="20.75cm" svg:x2="11.25cm" svg:y2="20.75cm">
          <text:p/>
        </draw:line>
        <draw:line draw:style-name="gr3" draw:text-style-name="P6" draw:layer="layout" svg:x1="9.25cm" svg:y1="20.75cm" svg:x2="10.05cm" svg:y2="20.75cm">
          <text:p/>
        </draw:line>
        <draw:line draw:style-name="gr3" draw:text-style-name="P6" draw:layer="layout" svg:x1="10.95cm" svg:y1="14.45cm" svg:x2="13.45cm" svg:y2="14.45cm">
          <text:p/>
        </draw:line>
        <draw:line draw:style-name="gr3" draw:text-style-name="P6" draw:layer="layout" svg:x1="7.45cm" svg:y1="14.45cm" svg:x2="9.95cm" svg:y2="14.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8T17:08:29.670555568</dc:date>
    <meta:editing-duration>PT54M17S</meta:editing-duration>
    <meta:editing-cycles>4</meta:editing-cycles>
    <meta:generator>LibreOffice/7.3.7.2$Linux_X86_64 LibreOffice_project/30$Build-2</meta:generator>
    <meta:document-statistic meta:object-count="50"/>
  </office:meta>
</office:document-meta>
</file>